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Serif1" svg:font-family="Liberation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666666" style:font-name="Times New Roman" fo:font-size="12pt" style:font-name-asian="Times New Roman1" style:font-size-asian="12pt" style:font-name-complex="Times New Roman1" style:font-size-complex="12pt"/>
    </style:style>
    <style:style style:name="P3"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666666" style:font-name="Times New Roman" fo:font-size="12pt" officeooo:paragraph-rsid="00236fa8" style:font-name-asian="Times New Roman1" style:font-size-asian="12pt" style:font-name-complex="Times New Roman1" style:font-size-complex="12pt"/>
    </style:style>
    <style:style style:name="P4"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5"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background-color="transparent" style:font-name-asian="Times New Roman1" style:font-size-asian="12pt" style:font-style-asian="normal" style:font-name-complex="Times New Roman1" style:font-size-complex="12pt"/>
    </style:style>
    <style:style style:name="P6" style:family="paragraph" style:parent-styl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6pt" fo:font-style="normal" style:text-underline-style="solid" style:text-underline-width="auto" style:text-underline-color="font-color" fo:font-weight="bold" fo:background-color="transparent" style:font-name-asian="Times New Roman1" style:font-size-asian="16pt" style:font-style-asian="normal" style:font-weight-asian="bold" style:font-name-complex="Times New Roman1" style:font-size-complex="16pt"/>
    </style:style>
    <style:style style:name="P7"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000000" style:font-name="Times New Roman" fo:font-size="12pt" style:font-name-asian="Times New Roman1" style:font-size-asian="12pt" style:font-name-complex="Times New Roman1" style:font-size-complex="12pt"/>
    </style:style>
    <style:style style:name="P8" style:family="paragraph" style:parent-style-name="Standard">
      <loext:graphic-properties draw:fill-color="#ffffff"/>
      <style:paragraph-properties fo:margin-left="0in" fo:margin-right="0in" fo:margin-top="0in" fo:margin-bottom="0.0693in" loext:contextual-spacing="false" fo:line-height="100%" fo:text-align="start" style:justify-single-word="false" fo:keep-together="auto" fo:orphans="0" fo:widows="0" fo:text-indent="0in" style:auto-text-indent="false" fo:padding="0in" fo:border="none" fo:keep-with-next="auto"/>
      <style:text-properties fo:color="#000000"/>
    </style:style>
    <style:style style:name="P9" style:family="paragraph" style:parent-style-name="Standard">
      <loext:graphic-properties draw:fill-color="#ffffff"/>
      <style:paragraph-properties fo:margin-left="0in" fo:margin-right="0in" fo:margin-top="0in" fo:margin-bottom="0.028in" loext:contextual-spacing="false" fo:line-height="100%" fo:keep-together="auto" fo:orphans="0" fo:widows="0" fo:text-indent="0in" style:auto-text-indent="false" fo:padding="0in" fo:border="none" fo:keep-with-next="auto"/>
    </style:style>
    <style:style style:name="P10" style:family="paragraph" style:parent-style-name="Standard">
      <loext:graphic-properties draw:fill-color="#ffffff"/>
      <style:paragraph-properties fo:margin-left="0in" fo:margin-right="0in" fo:margin-top="0in" fo:margin-bottom="0.028in" loext:contextual-spacing="false" fo:line-height="100%" fo:text-align="start" style:justify-single-word="false" fo:keep-together="auto" fo:orphans="0" fo:widows="0" fo:text-indent="0in" style:auto-text-indent="false" fo:padding="0in" fo:border="none" fo:keep-with-next="auto"/>
      <style:text-properties fo:color="#999999" style:font-name="Times New Roman" fo:font-size="13pt" style:font-name-asian="Times New Roman1" style:font-size-asian="13pt" style:font-name-complex="Times New Roman1" style:font-size-complex="13pt"/>
    </style:style>
    <style:style style:name="P11" style:family="paragraph" style:parent-style-name="Standard">
      <loext:graphic-properties draw:fill-color="#ffffff"/>
      <style:paragraph-properties fo:margin-left="0in" fo:margin-right="0in" fo:margin-top="0in" fo:margin-bottom="0.028in" loext:contextual-spacing="false" fo:line-height="100%" fo:text-align="start" style:justify-single-word="false" fo:orphans="0" fo:widows="0" fo:text-indent="0in" style:auto-text-indent="false" fo:padding="0in" fo:border="none"/>
      <style:text-properties fo:color="#999999" style:font-name="Times New Roman" fo:font-size="13pt" style:font-name-asian="Times New Roman1" style:font-size-asian="13pt" style:font-name-complex="Times New Roman1" style:font-size-complex="13pt"/>
    </style:style>
    <style:style style:name="P12" style:family="paragraph" style:parent-style-name="Standard">
      <loext:graphic-properties draw:fill-color="#ffffff"/>
      <style:paragraph-properties fo:margin-left="0in" fo:margin-right="0in" fo:margin-top="0in" fo:margin-bottom="0.028in" loext:contextual-spacing="false" fo:line-height="100%" fo:text-align="start" style:justify-single-word="false" fo:orphans="0" fo:widows="0" fo:text-indent="0in" style:auto-text-indent="false" fo:padding="0in" fo:border="none"/>
      <style:text-properties fo:color="#999999" style:font-name="Times New Roman" fo:font-size="13pt" officeooo:rsid="004eacde" officeooo:paragraph-rsid="004eacde" style:font-name-asian="Times New Roman1" style:font-size-asian="13pt" style:font-name-complex="Times New Roman1" style:font-size-complex="13pt"/>
    </style:style>
    <style:style style:name="P13" style:family="paragraph" style:parent-style-name="Standard">
      <loext:graphic-properties draw:fill-color="#ffffff"/>
      <style:paragraph-properties fo:margin-top="0in" fo:margin-bottom="0.0693in" loext:contextual-spacing="false" fo:line-height="100%" fo:orphans="0" fo:widows="0" fo:padding="0in" fo:border="none"/>
    </style:style>
    <style:style style:name="P14" style:family="paragraph" style:parent-style-name="Standard">
      <loext:graphic-properties draw:fill-color="#ffffff"/>
      <style:paragraph-properties fo:margin-top="0in" fo:margin-bottom="0.0693in" loext:contextual-spacing="false" fo:line-height="100%" fo:orphans="0" fo:widows="0" fo:padding="0in" fo:border="none"/>
      <style:text-properties fo:color="#666666" style:font-name="Times New Roman" fo:font-size="12pt" style:font-name-asian="Times New Roman1" style:font-size-asian="12pt" style:font-name-complex="Times New Roman1" style:font-size-complex="12pt"/>
    </style:style>
    <style:style style:name="P15" style:family="paragraph" style:parent-style-name="Standard">
      <loext:graphic-properties draw:fill-color="#ffffff"/>
      <style:paragraph-properties fo:margin-top="0in" fo:margin-bottom="0.0693in" loext:contextual-spacing="false" fo:line-height="100%" fo:orphans="0" fo:widows="0" fo:padding="0in" fo:border="none"/>
      <style:text-properties style:font-name="Times New Roman" fo:font-size="12pt" style:font-name-asian="Times New Roman1" style:font-size-asian="12pt" style:font-name-complex="Times New Roman1" style:font-size-complex="12pt"/>
    </style:style>
    <style:style style:name="P16" style:family="paragraph" style:parent-style-name="Standard">
      <loext:graphic-properties draw:fill-color="#ffffff"/>
      <style:paragraph-properties fo:margin-top="0in" fo:margin-bottom="0.0693in" loext:contextual-spacing="false" fo:line-height="100%" fo:orphans="0" fo:widows="0" fo:padding="0in" fo:border="none"/>
      <style:text-properties style:font-name="Times New Roman" fo:font-size="12pt" fo:font-weight="bold" style:font-name-asian="Times New Roman1" style:font-size-asian="12pt" style:font-weight-asian="bold" style:font-name-complex="Times New Roman1" style:font-size-complex="12pt"/>
    </style:style>
    <style:style style:name="P17" style:family="paragraph" style:parent-style-name="Standard">
      <loext:graphic-properties draw:fill-color="#ffffff"/>
      <style:paragraph-properties fo:margin-top="0in" fo:margin-bottom="0.0693in" loext:contextual-spacing="false" fo:line-height="100%" fo:orphans="0" fo:widows="0" fo:padding="0in" fo:border="none"/>
      <style:text-properties fo:color="#000000"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style>
    <style:style style:name="P18" style:family="paragraph" style:parent-style-name="Standard">
      <loext:graphic-properties draw:fill-color="#ffffff"/>
      <style:paragraph-properties fo:margin-top="0in" fo:margin-bottom="0.0693in" loext:contextual-spacing="false" fo:line-height="100%" fo:orphans="0" fo:widows="0" fo:padding="0in" fo:border="none"/>
      <style:text-properties fo:color="#000000" style:font-name="Times New Roman" fo:font-size="12pt" style:font-name-asian="Times New Roman1" style:font-size-asian="12pt" style:font-name-complex="Times New Roman1" style:font-size-complex="12pt"/>
    </style:style>
    <style:style style:name="P19" style:family="paragraph" style:parent-style-name="Standard">
      <loext:graphic-properties draw:fill-color="#ffffff"/>
      <style:paragraph-properties fo:margin-top="0in" fo:margin-bottom="0.0693in" loext:contextual-spacing="false" fo:line-height="100%" fo:orphans="0" fo:widows="0" fo:padding="0in" fo:border="none"/>
      <style:text-properties fo:color="#000000"/>
    </style:style>
    <style:style style:name="P20" style:family="paragraph" style:parent-style-name="Standard">
      <style:paragraph-properties fo:margin-top="0in" fo:margin-bottom="0.0693in" loext:contextual-spacing="false" fo:line-height="100%" fo:orphans="0" fo:widows="0"/>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margin-top="0in" fo:margin-bottom="0.0693in" loext:contextual-spacing="false" fo:line-height="100%" fo:orphans="0" fo:widows="0"/>
      <style:text-properties style:font-name="Times New Roman" fo:font-size="12pt" officeooo:paragraph-rsid="0033bd0e" style:font-name-asian="Times New Roman1" style:font-size-asian="12pt" style:font-name-complex="Times New Roman1" style:font-size-complex="12pt"/>
    </style:style>
    <style:style style:name="P22" style:family="paragraph" style:parent-style-name="Standard">
      <style:paragraph-properties fo:margin-top="0in" fo:margin-bottom="0.0693in" loext:contextual-spacing="false"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23" style:family="paragraph" style:parent-style-name="Standard">
      <style:paragraph-properties fo:margin-top="0in" fo:margin-bottom="0.0693in" loext:contextual-spacing="false" fo:line-height="100%" fo:orphans="0" fo:widows="0"/>
      <style:text-properties style:font-name="Times New Roman" fo:font-size="12pt" fo:font-weight="bold" officeooo:paragraph-rsid="0033bd0e" style:font-name-asian="Times New Roman1" style:font-size-asian="12pt" style:font-weight-asian="bold" style:font-name-complex="Times New Roman1" style:font-size-complex="12pt"/>
    </style:style>
    <style:style style:name="P24" style:family="paragraph" style:parent-style-name="Standard">
      <style:paragraph-properties fo:margin-top="0in" fo:margin-bottom="0.0693in" loext:contextual-spacing="false" fo:line-height="100%" fo:orphans="0" fo:widows="0"/>
      <style:text-properties officeooo:paragraph-rsid="006b869f"/>
    </style:style>
    <style:style style:name="P25" style:family="paragraph" style:parent-style-name="Standard">
      <style:paragraph-properties fo:margin-top="0in" fo:margin-bottom="0.0693in" loext:contextual-spacing="false" fo:line-height="100%" fo:orphans="0" fo:widows="0"/>
      <style:text-properties style:font-name="times new roman" officeooo:paragraph-rsid="006b869f"/>
    </style:style>
    <style:style style:name="P26" style:family="paragraph" style:parent-style-name="Standard">
      <style:paragraph-properties fo:margin-top="0in" fo:margin-bottom="0.0693in" loext:contextual-spacing="false" fo:line-height="100%" fo:orphans="0" fo:widows="0"/>
      <style:text-properties fo:color="#000000" style:font-name="Times New Roman" fo:font-size="12pt" officeooo:rsid="00294820" officeooo:paragraph-rsid="007cb198" style:font-name-asian="Times New Roman1" style:font-size-asian="12pt" style:font-name-complex="Times New Roman1" style:font-size-complex="12pt"/>
    </style:style>
    <style:style style:name="P27" style:family="paragraph" style:parent-style-name="Standard">
      <style:paragraph-properties fo:margin-top="0in" fo:margin-bottom="0in" loext:contextual-spacing="false" fo:line-height="100%"/>
      <style:text-properties fo:color="#000000" style:font-name="LiberationSerif" fo:font-size="12pt" officeooo:paragraph-rsid="00465edd" style:font-name-asian="LiberationSerif1" style:font-size-asian="12pt" style:font-name-complex="LiberationSerif1" style:font-size-complex="12pt"/>
    </style:style>
    <style:style style:name="P28" style:family="paragraph" style:parent-style-name="Standard">
      <style:paragraph-properties fo:margin-top="0in" fo:margin-bottom="0in" loext:contextual-spacing="false" fo:line-height="100%" fo:orphans="0" fo:widows="0"/>
      <style:text-properties fo:color="#000000" style:font-name="LiberationSerif" fo:font-size="12pt" officeooo:rsid="0060f9f9" officeooo:paragraph-rsid="005ef43c" style:font-name-asian="LiberationSerif1" style:font-size-asian="12pt" style:font-name-complex="LiberationSerif1" style:font-size-complex="12pt"/>
    </style:style>
    <style:style style:name="P29" style:family="paragraph" style:parent-style-name="Standard">
      <style:paragraph-properties fo:margin-top="0in" fo:margin-bottom="0in" loext:contextual-spacing="false" fo:line-height="100%"/>
      <style:text-properties fo:color="#000000" style:font-name="LiberationSerif" fo:font-size="12pt" officeooo:rsid="0056923d" officeooo:paragraph-rsid="00533b88" style:font-name-asian="LiberationSerif1" style:font-size-asian="12pt" style:font-name-complex="LiberationSerif1" style:font-size-complex="12pt"/>
    </style:style>
    <style:style style:name="P30" style:family="paragraph" style:parent-style-name="Standard">
      <style:paragraph-properties fo:margin-top="0in" fo:margin-bottom="0in" loext:contextual-spacing="false" fo:line-height="100%"/>
      <style:text-properties fo:color="#000000" style:font-name="LiberationSerif" fo:font-size="12pt" fo:font-weight="bold" officeooo:paragraph-rsid="0054f88e" style:font-name-asian="LiberationSerif1" style:font-size-asian="12pt" style:font-weight-asian="bold" style:font-name-complex="LiberationSerif1" style:font-size-complex="12pt" style:font-weight-complex="bold"/>
    </style:style>
    <style:style style:name="P31" style:family="paragraph" style:parent-style-name="Standard">
      <style:paragraph-properties fo:margin-top="0in" fo:margin-bottom="0in" loext:contextual-spacing="false" fo:line-height="100%"/>
      <style:text-properties fo:color="#000000" style:font-name="LiberationSerif" fo:font-size="12pt" fo:font-weight="bold" officeooo:rsid="0068961b" officeooo:paragraph-rsid="00583702" style:font-name-asian="LiberationSerif1" style:font-size-asian="12pt" style:font-weight-asian="bold" style:font-name-complex="LiberationSerif1" style:font-size-complex="12pt"/>
    </style:style>
    <style:style style:name="P32" style:family="paragraph" style:parent-style-name="Standard">
      <style:paragraph-properties fo:margin-top="0in" fo:margin-bottom="0in" loext:contextual-spacing="false" fo:line-height="100%" fo:orphans="0" fo:widows="0"/>
      <style:text-properties fo:color="#000000" style:font-name="LiberationSerif" fo:font-size="12pt" fo:font-weight="bold" officeooo:rsid="0062ec0d" officeooo:paragraph-rsid="006b869f" style:font-name-asian="LiberationSerif1" style:font-size-asian="12pt" style:font-weight-asian="bold" style:font-name-complex="LiberationSerif1" style:font-size-complex="12pt"/>
    </style:style>
    <style:style style:name="P33" style:family="paragraph" style:parent-style-name="Standard">
      <style:paragraph-properties fo:margin-top="0in" fo:margin-bottom="0in" loext:contextual-spacing="false" fo:line-height="100%"/>
      <style:text-properties fo:color="#000000" style:font-name="LiberationSerif" fo:font-size="14pt" fo:font-weight="bold" officeooo:paragraph-rsid="00465edd" style:font-name-asian="LiberationSerif1" style:font-size-asian="14pt" style:font-weight-asian="bold" style:font-name-complex="LiberationSerif1" style:font-size-complex="14pt" style:font-weight-complex="bold"/>
    </style:style>
    <style:style style:name="P34" style:family="paragraph" style:parent-style-name="Standard">
      <style:paragraph-properties fo:margin-top="0in" fo:margin-bottom="0in" loext:contextual-spacing="false" fo:line-height="100%"/>
      <style:text-properties fo:color="#000000" style:font-name="LiberationSerif" fo:font-size="14pt" fo:font-weight="bold" officeooo:rsid="00583702" officeooo:paragraph-rsid="00583702" style:font-name-asian="LiberationSerif1" style:font-size-asian="14pt" style:font-weight-asian="bold" style:font-name-complex="LiberationSerif1" style:font-size-complex="14pt"/>
    </style:style>
    <style:style style:name="P35" style:family="paragraph" style:parent-style-name="Standard">
      <style:paragraph-properties fo:margin-top="0in" fo:margin-bottom="0in" loext:contextual-spacing="false" fo:line-height="100%" fo:orphans="0" fo:widows="0"/>
      <style:text-properties fo:color="#000000" style:font-name="Times New Roman" fo:font-size="12pt" officeooo:rsid="005ef43c" officeooo:paragraph-rsid="005ef43c" style:font-name-asian="Times New Roman1" style:font-size-asian="12pt" style:font-name-complex="Times New Roman1" style:font-size-complex="12pt"/>
    </style:style>
    <style:style style:name="P36" style:family="paragraph" style:parent-style-name="Standard">
      <style:paragraph-properties fo:margin-top="0in" fo:margin-bottom="0in" loext:contextual-spacing="false" fo:line-height="100%"/>
      <style:text-properties fo:color="#000000" officeooo:paragraph-rsid="0068961b"/>
    </style:style>
    <style:style style:name="P37" style:family="paragraph" style:parent-style-name="Standard">
      <style:paragraph-properties fo:margin-top="0in" fo:margin-bottom="0in" loext:contextual-spacing="false" fo:line-height="100%" fo:orphans="0" fo:widows="0"/>
      <style:text-properties fo:color="#000000" style:font-name="times new roman" fo:font-size="12pt" officeooo:rsid="005ef43c" officeooo:paragraph-rsid="006b869f" style:font-name-asian="Times New Roman1" style:font-size-asian="12pt" style:font-name-complex="Times New Roman1" style:font-size-complex="12pt"/>
    </style:style>
    <style:style style:name="P38" style:family="paragraph" style:parent-style-name="Standard">
      <style:paragraph-properties fo:margin-top="0in" fo:margin-bottom="0in" loext:contextual-spacing="false" fo:line-height="100%" fo:orphans="0" fo:widows="0"/>
      <style:text-properties fo:color="#000000" style:font-name="times new roman" fo:font-size="12pt" officeooo:rsid="006d864b" officeooo:paragraph-rsid="006b869f" style:font-name-asian="LiberationSerif1" style:font-size-asian="12pt" style:font-name-complex="LiberationSerif1" style:font-size-complex="12pt"/>
    </style:style>
    <style:style style:name="P39" style:family="paragraph" style:parent-style-name="Standard">
      <style:paragraph-properties fo:margin-top="0in" fo:margin-bottom="0in" loext:contextual-spacing="false" fo:line-height="100%" fo:orphans="0" fo:widows="0"/>
      <style:text-properties fo:color="#000000" style:font-name="times new roman" fo:font-size="12pt" officeooo:rsid="006ed880" officeooo:paragraph-rsid="006ed880" style:font-name-asian="LiberationSerif1" style:font-size-asian="12pt" style:font-name-complex="LiberationSerif1" style:font-size-complex="12pt"/>
    </style:style>
    <style:style style:name="P40" style:family="paragraph" style:parent-style-name="Standard">
      <style:paragraph-properties fo:margin-top="0in" fo:margin-bottom="0in" loext:contextual-spacing="false" fo:line-height="100%" fo:orphans="0" fo:widows="0"/>
      <style:text-properties fo:color="#000000" style:font-name="times new roman" fo:font-size="12pt" officeooo:rsid="0073e403" officeooo:paragraph-rsid="0073e403" style:font-name-asian="LiberationSerif1" style:font-size-asian="12pt" style:font-name-complex="LiberationSerif1" style:font-size-complex="12pt"/>
    </style:style>
    <style:style style:name="P41" style:family="paragraph" style:parent-style-name="Standard">
      <style:paragraph-properties fo:margin-top="0in" fo:margin-bottom="0in" loext:contextual-spacing="false" fo:line-height="100%"/>
      <style:text-properties fo:color="#000000" officeooo:rsid="0054f88e" officeooo:paragraph-rsid="00533b88"/>
    </style:style>
    <style:style style:name="P42" style:family="paragraph" style:parent-style-name="Standard">
      <style:paragraph-properties fo:margin-top="0in" fo:margin-bottom="0in" loext:contextual-spacing="false" fo:line-height="100%" fo:orphans="0" fo:widows="0"/>
      <style:text-properties style:font-name="Times New Roman" fo:font-size="12pt" officeooo:paragraph-rsid="0060f9f9" style:font-name-asian="Times New Roman1" style:font-size-asian="12pt" style:font-name-complex="Times New Roman1" style:font-size-complex="12pt"/>
    </style:style>
    <style:style style:name="P43" style:family="paragraph" style:parent-style-name="Standard" style:master-page-name="Standard">
      <loext:graphic-properties draw:fill-color="#ffffff"/>
      <style:paragraph-properties fo:margin-left="0in" fo:margin-right="0in" fo:margin-top="0in" fo:margin-bottom="0.0693in" loext:contextual-spacing="false" fo:line-height="115%" fo:text-align="start" style:justify-single-word="false" fo:keep-together="auto" fo:orphans="0" fo:widows="0" fo:text-indent="0in" style:auto-text-indent="false" style:page-number="1" fo:padding="0in" fo:border="none" fo:keep-with-next="auto"/>
      <style:text-properties fo:font-variant="normal" fo:text-transform="none" fo:color="#333333" style:text-line-through-style="none" style:text-line-through-type="none" style:text-position="0% 100%" style:font-name="Times New Roman" fo:font-size="20pt" fo:font-style="normal" style:text-underline-style="none" fo:font-weight="bold" fo:background-color="transparent" style:font-name-asian="Times New Roman1" style:font-size-asian="20pt" style:font-style-asian="normal" style:font-weight-asian="bold" style:font-name-complex="Times New Roman1" style:font-size-complex="20pt"/>
    </style:style>
    <style:style style:name="P44" style:family="paragraph" style:parent-style-name="Standard" style:list-style-name="WWNum4">
      <style:paragraph-properties fo:margin-left="0in" fo:margin-right="0in" fo:margin-top="0in" fo:margin-bottom="0.0693in" loext:contextual-spacing="true" fo:line-height="100%" fo:orphans="0" fo:widows="0" fo:text-indent="0in" style:auto-text-indent="false"/>
      <style:text-properties fo:color="#666666" style:font-name="Times New Roman" fo:font-size="12pt" style:font-name-asian="Times New Roman1" style:font-size-asian="12pt" style:font-name-complex="Times New Roman1" style:font-size-complex="12pt"/>
    </style:style>
    <style:style style:name="P45" style:family="paragraph" style:parent-style-name="Standard" style:list-style-name="WWNum4">
      <style:paragraph-properties fo:margin-left="0in" fo:margin-right="0in" fo:margin-top="0in" fo:margin-bottom="0.0693in" loext:contextual-spacing="true" fo:line-height="100%" fo:orphans="0" fo:widows="0" fo:text-indent="0in" style:auto-text-indent="false"/>
      <style:text-properties fo:color="#666666" style:font-name="Times New Roman" fo:font-size="12pt" fo:font-weight="bold" officeooo:rsid="00294820" officeooo:paragraph-rsid="0033bd0e" style:font-name-asian="Times New Roman1" style:font-size-asian="12pt" style:font-weight-asian="bold" style:font-name-complex="Times New Roman1" style:font-size-complex="12pt"/>
    </style:style>
    <style:style style:name="P46" style:family="paragraph" style:parent-style-name="Standard" style:list-style-name="WWNum8">
      <style:paragraph-properties fo:margin-left="0in" fo:margin-right="0in" fo:margin-top="0in" fo:margin-bottom="0.0693in" loext:contextual-spacing="true" fo:line-height="100%" fo:orphans="0" fo:widows="0" fo:text-indent="0in" style:auto-text-indent="false"/>
      <style:text-properties style:font-name="Times New Roman" fo:font-size="12pt" style:font-name-asian="Times New Roman1" style:font-size-asian="12pt" style:font-name-complex="Times New Roman1" style:font-size-complex="12pt"/>
    </style:style>
    <style:style style:name="P47" style:family="paragraph" style:parent-style-name="Standard" style:list-style-name="WWNum3">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style>
    <style:style style:name="P48" style:family="paragraph" style:parent-style-name="Standard" style:list-style-name="WWNum6">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style>
    <style:style style:name="P49" style:family="paragraph" style:parent-style-name="Standard" style:list-style-name="WWNum1">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style>
    <style:style style:name="P50" style:family="paragraph" style:parent-style-name="Standard" style:list-style-name="WWNum5">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style>
    <style:style style:name="P51" style:family="paragraph" style:parent-style-name="Standard" style:list-style-name="WWNum3">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Times New Roman" fo:font-size="12pt" style:font-name-asian="Times New Roman1" style:font-size-asian="12pt" style:font-name-complex="Times New Roman1" style:font-size-complex="12pt"/>
    </style:style>
    <style:style style:name="P52" style:family="paragraph" style:parent-style-name="Standard" style:list-style-name="WWNum1">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Times New Roman" fo:font-size="12pt" style:font-name-asian="Times New Roman1" style:font-size-asian="12pt" style:font-name-complex="Times New Roman1" style:font-size-complex="12pt"/>
    </style:style>
    <style:style style:name="P53" style:family="paragraph" style:parent-style-name="Standard" style:list-style-name="WWNum5">
      <loext:graphic-properties draw:fill-color="#ffffff"/>
      <style:paragraph-properties fo:margin-left="0in" fo:margin-right="0in" fo:margin-top="0in" fo:margin-bottom="0.0693in" loext:contextual-spacing="true" fo:line-height="100%" fo:text-align="start" style:justify-single-word="false" fo:keep-together="auto" fo:orphans="0" fo:widows="0" fo:text-indent="0in" style:auto-text-indent="false" fo:padding="0in" fo:border="none" fo:keep-with-next="auto"/>
      <style:text-properties fo:color="#000000" style:font-name="Times New Roman" fo:font-size="12pt" style:font-name-asian="Times New Roman1" style:font-size-asian="12pt" style:font-name-complex="Times New Roman1" style:font-size-complex="12pt"/>
    </style:style>
    <style:style style:name="P54" style:family="paragraph" style:parent-style-name="Standard" style:list-style-name="WWNum8">
      <loext:graphic-properties draw:fill-color="#ffffff"/>
      <style:paragraph-properties fo:margin-left="0in" fo:margin-right="0in" fo:margin-top="0in" fo:margin-bottom="0.0693in" loext:contextual-spacing="true" fo:line-height="100%" fo:orphans="0" fo:widows="0" fo:text-indent="0in" style:auto-text-indent="false" fo:padding="0in" fo:border="none"/>
      <style:text-properties style:font-name="Times New Roman" fo:font-size="12pt" style:font-name-asian="Times New Roman1" style:font-size-asian="12pt" style:font-name-complex="Times New Roman1" style:font-size-complex="12pt"/>
    </style:style>
    <style:style style:name="P55" style:family="paragraph" style:parent-style-name="Standard" style:list-style-name="WWNum8">
      <loext:graphic-properties draw:fill-color="#ffffff"/>
      <style:paragraph-properties fo:margin-left="0in" fo:margin-right="0in" fo:margin-top="0in" fo:margin-bottom="0.0693in" loext:contextual-spacing="true" fo:line-height="100%"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T1" style:family="text">
      <style:text-properties fo:font-variant="normal" fo:text-transform="none" fo:color="#1155cc" style:text-line-through-style="none" style:text-line-through-type="none" style:text-position="0% 100%" style:font-name="Times New Roman" fo:font-size="12pt" fo:font-style="normal" style:text-underline-style="solid" style:text-underline-width="auto" style:text-underline-color="font-color"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61c3b3" fo:background-color="transparent" loext:char-shading-value="0" style:font-name-asian="Times New Roman1" style:font-size-asian="12pt" style:font-style-asian="normal" style:font-weight-asian="bold"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officeooo:rsid="00796afc" fo:background-color="transparent" loext:char-shading-value="0" style:font-name-asian="Times New Roman1" style:font-size-asian="12pt" style:font-style-asian="normal" style:font-weight-asian="bold"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fo:color="#1155cc" style:font-name="Times New Roman" fo:font-size="12pt" style:text-underline-style="solid" style:text-underline-width="auto" style:text-underline-color="font-color" officeooo:rsid="00729aef" style:font-name-asian="Times New Roman1" style:font-size-asian="12pt" style:font-name-complex="Times New Roman1" style:font-size-complex="12pt"/>
    </style:style>
    <style:style style:name="T9" style:family="text">
      <style:text-properties style:font-name="Times New Roman" fo:font-size="12pt" fo:font-weight="bold" style:font-name-asian="Times New Roman1" style:font-size-asian="12pt" style:font-weight-asian="bold" style:font-name-complex="Times New Roman1" style:font-size-complex="12pt"/>
    </style:style>
    <style:style style:name="T10" style:family="text">
      <style:text-properties style:font-name="Times New Roman" fo:font-size="12pt" fo:font-weight="bold" officeooo:rsid="006b869f" style:font-name-asian="Times New Roman1" style:font-size-asian="12pt" style:font-weight-asian="bold" style:font-name-complex="Times New Roman1" style:font-size-complex="12pt"/>
    </style:style>
    <style:style style:name="T11" style:family="text">
      <style:text-properties style:font-name="Times New Roman" fo:font-size="12pt" fo:font-weight="bold" officeooo:rsid="005f30c0" style:font-name-asian="Times New Roman1" style:font-size-asian="12pt" style:font-weight-asian="bold" style:font-name-complex="Times New Roman1" style:font-size-complex="12pt"/>
    </style:style>
    <style:style style:name="T12" style:family="text">
      <style:text-properties style:font-name="Times New Roman" fo:font-size="12pt" fo:font-weight="bold" officeooo:rsid="00763a8d" style:font-name-asian="Times New Roman1" style:font-size-asian="12pt" style:font-weight-asian="bold" style:font-name-complex="Times New Roman1" style:font-size-complex="12pt"/>
    </style:style>
    <style:style style:name="T13" style:family="text">
      <style:text-properties style:font-name="Times New Roman" fo:font-size="12pt" style:font-name-asian="Times New Roman1" style:font-size-asian="12pt" style:font-name-complex="Times New Roman1" style:font-size-complex="12pt"/>
    </style:style>
    <style:style style:name="T14" style:family="text">
      <style:text-properties style:font-name="Times New Roman" fo:font-size="10pt" style:font-name-asian="Times New Roman1" style:font-size-asian="10pt" style:font-name-complex="Times New Roman1" style:font-size-complex="10pt"/>
    </style:style>
    <style:style style:name="T15" style:family="text">
      <style:text-properties officeooo:rsid="00235d41"/>
    </style:style>
    <style:style style:name="T16" style:family="text">
      <style:text-properties officeooo:rsid="00249b2b"/>
    </style:style>
    <style:style style:name="T17" style:family="text">
      <style:text-properties officeooo:rsid="002745bc"/>
    </style:style>
    <style:style style:name="T18" style:family="text">
      <style:text-properties officeooo:rsid="002e830f"/>
    </style:style>
    <style:style style:name="T19" style:family="text">
      <style:text-properties style:font-name="LiberationSerif" fo:font-size="12pt" style:font-name-asian="LiberationSerif1" style:font-size-asian="12pt" style:font-name-complex="LiberationSerif1" style:font-size-complex="12pt"/>
    </style:style>
    <style:style style:name="T20" style:family="text">
      <style:text-properties style:font-name="LiberationSerif" fo:font-size="12pt" officeooo:rsid="004fb575" style:font-name-asian="LiberationSerif1" style:font-size-asian="12pt" style:font-name-complex="LiberationSerif1" style:font-size-complex="12pt"/>
    </style:style>
    <style:style style:name="T21" style:family="text">
      <style:text-properties style:font-name="LiberationSerif" fo:font-size="12pt" officeooo:rsid="0050cdb7" style:font-name-asian="LiberationSerif1" style:font-size-asian="12pt" style:font-name-complex="LiberationSerif1" style:font-size-complex="12pt"/>
    </style:style>
    <style:style style:name="T22" style:family="text">
      <style:text-properties style:font-name="LiberationSerif" fo:font-size="12pt" officeooo:rsid="00528abe" style:font-name-asian="LiberationSerif1" style:font-size-asian="12pt" style:font-name-complex="LiberationSerif1" style:font-size-complex="12pt"/>
    </style:style>
    <style:style style:name="T23" style:family="text">
      <style:text-properties style:font-name="LiberationSerif" fo:font-size="12pt" officeooo:rsid="0052d0c7" style:font-name-asian="LiberationSerif1" style:font-size-asian="12pt" style:font-name-complex="LiberationSerif1" style:font-size-complex="12pt"/>
    </style:style>
    <style:style style:name="T24" style:family="text">
      <style:text-properties style:font-name="LiberationSerif" fo:font-size="12pt" officeooo:rsid="00686bc8" style:font-name-asian="LiberationSerif1" style:font-size-asian="12pt" style:font-name-complex="LiberationSerif1" style:font-size-complex="12pt"/>
    </style:style>
    <style:style style:name="T25" style:family="text">
      <style:text-properties style:font-name="LiberationSerif" fo:font-size="12pt" officeooo:rsid="008f6625" style:font-name-asian="LiberationSerif1" style:font-size-asian="12pt" style:font-name-complex="LiberationSerif1" style:font-size-complex="12pt"/>
    </style:style>
    <style:style style:name="T26" style:family="text">
      <style:text-properties style:font-name="LiberationSerif" style:font-name-asian="LiberationSerif1" style:font-name-complex="LiberationSerif1"/>
    </style:style>
    <style:style style:name="T27" style:family="text">
      <style:text-properties style:font-name="LiberationSerif" officeooo:rsid="0060f9f9" style:font-name-asian="LiberationSerif1" style:font-name-complex="LiberationSerif1"/>
    </style:style>
    <style:style style:name="T28" style:family="text">
      <style:text-properties style:font-name="LiberationSerif" fo:font-size="14pt" fo:font-weight="bold" officeooo:rsid="00583702" style:font-name-asian="LiberationSerif1" style:font-size-asian="14pt" style:font-weight-asian="bold" style:font-name-complex="LiberationSerif1" style:font-size-complex="14pt" style:font-weight-complex="bold"/>
    </style:style>
    <style:style style:name="T29" style:family="text">
      <style:text-properties fo:color="#000000" style:font-name="LiberationSerif" officeooo:rsid="0060f9f9" style:font-name-asian="LiberationSerif1" style:font-name-complex="LiberationSerif1"/>
    </style:style>
    <style:style style:name="T30" style:family="text">
      <style:text-properties fo:color="#000000" style:font-name="LiberationSerif" officeooo:rsid="0062ec0d" style:font-name-asian="LiberationSerif1" style:font-name-complex="LiberationSerif1"/>
    </style:style>
    <style:style style:name="T31" style:family="text">
      <style:text-properties fo:color="#000000" style:font-name="LiberationSerif" fo:font-size="12pt" style:font-name-asian="LiberationSerif1" style:font-size-asian="12pt" style:font-name-complex="LiberationSerif1" style:font-size-complex="12pt"/>
    </style:style>
    <style:style style:name="T32" style:family="text">
      <style:text-properties fo:color="#000000" style:font-name="LiberationSerif" fo:font-size="12pt" officeooo:rsid="004f105f" style:font-name-asian="LiberationSerif1" style:font-size-asian="12pt" style:font-name-complex="LiberationSerif1" style:font-size-complex="12pt"/>
    </style:style>
    <style:style style:name="T33" style:family="text">
      <style:text-properties fo:color="#000000" style:font-name="LiberationSerif" fo:font-size="12pt" officeooo:rsid="004a43cb" style:font-name-asian="LiberationSerif1" style:font-size-asian="12pt" style:font-name-complex="LiberationSerif1" style:font-size-complex="12pt"/>
    </style:style>
    <style:style style:name="T34" style:family="text">
      <style:text-properties fo:color="#000000" style:font-name="LiberationSerif" fo:font-size="12pt" officeooo:rsid="0069c81c" style:font-name-asian="LiberationSerif1" style:font-size-asian="12pt" style:font-name-complex="LiberationSerif1" style:font-size-complex="12pt"/>
    </style:style>
    <style:style style:name="T35" style:family="text">
      <style:text-properties fo:color="#000000" style:font-name="LiberationSerif" fo:font-size="12pt" officeooo:rsid="0068961b" style:font-name-asian="LiberationSerif1" style:font-size-asian="12pt" style:font-name-complex="LiberationSerif1" style:font-size-complex="12pt"/>
    </style:style>
    <style:style style:name="T36" style:family="text">
      <style:text-properties fo:color="#000000" style:font-name="LiberationSerif" fo:font-size="12pt" officeooo:rsid="0071a71e" style:font-name-asian="LiberationSerif1" style:font-size-asian="12pt" style:font-name-complex="LiberationSerif1" style:font-size-complex="12pt"/>
    </style:style>
    <style:style style:name="T37" style:family="text">
      <style:text-properties officeooo:rsid="005f30c0"/>
    </style:style>
    <style:style style:name="T38" style:family="text">
      <style:text-properties officeooo:rsid="0060f9f9"/>
    </style:style>
    <style:style style:name="T39" style:family="text">
      <style:text-properties officeooo:rsid="0061c3b3"/>
    </style:style>
    <style:style style:name="T40" style:family="text">
      <style:text-properties officeooo:rsid="00637398"/>
    </style:style>
    <style:style style:name="T41" style:family="text">
      <style:text-properties fo:font-size="12pt" style:font-name-asian="Times New Roman1" style:font-size-asian="12pt" style:font-name-complex="Times New Roman1" style:font-size-complex="12pt"/>
    </style:style>
    <style:style style:name="T42" style:family="text">
      <style:text-properties fo:font-size="12pt" officeooo:rsid="006d0050" style:font-name-asian="Times New Roman1" style:font-size-asian="12pt" style:font-name-complex="Times New Roman1" style:font-size-complex="12pt"/>
    </style:style>
    <style:style style:name="T43" style:family="text">
      <style:text-properties style:font-name-asian="LiberationSerif1" style:font-name-complex="LiberationSerif1"/>
    </style:style>
    <style:style style:name="T44" style:family="text">
      <style:text-properties officeooo:rsid="006d864b" style:font-name-asian="LiberationSerif1" style:font-name-complex="LiberationSerif1"/>
    </style:style>
    <style:style style:name="T45" style:family="text">
      <style:text-properties officeooo:rsid="0087cfc2" style:font-name-asian="LiberationSerif1" style:font-name-complex="LiberationSerif1"/>
    </style:style>
    <style:style style:name="T46" style:family="text">
      <style:text-properties officeooo:rsid="006d864b"/>
    </style:style>
    <style:style style:name="T47" style:family="text">
      <style:text-properties officeooo:rsid="006ed880"/>
    </style:style>
    <style:style style:name="T48" style:family="text">
      <style:text-properties officeooo:rsid="00763a8d"/>
    </style:style>
    <style:style style:name="T49" style:family="text">
      <style:text-properties officeooo:rsid="00776aff"/>
    </style:style>
    <style:style style:name="T50" style:family="text">
      <style:text-properties officeooo:rsid="007a0366"/>
    </style:style>
    <style:style style:name="T51" style:family="text">
      <style:text-properties officeooo:rsid="003712c8"/>
    </style:style>
    <style:style style:name="T52" style:family="text">
      <style:text-properties officeooo:rsid="003dffd0"/>
    </style:style>
    <style:style style:name="T53" style:family="text">
      <style:text-properties officeooo:rsid="0083e77a"/>
    </style:style>
    <style:style style:name="T5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Benjamin Toll</text:p>
      <text:p text:style-name="P9"><text:a xlink:type="simple" xlink:href="mailto:benjam72@yahoo.com" text:style-name="ListLabel_20_73" text:visited-style-name="ListLabel_20_73"><text:span text:style-name="T1">benjam72@yahoo.com</text:span></text:a></text:p>
      <text:p text:style-name="P9"><text:a xlink:type="simple" xlink:href="http://www.benjamintoll.com/" text:style-name="ListLabel_20_74" text:visited-style-name="ListLabel_20_74"><text:span text:style-name="T7">http</text:span></text:a><text:a xlink:type="simple" xlink:href="http://www.benjamintoll.com/" text:style-name="ListLabel_20_74" text:visited-style-name="ListLabel_20_74"><text:span text:style-name="T8">s</text:span></text:a><text:a xlink:type="simple" xlink:href="http://www.benjamintoll.com/" text:style-name="ListLabel_20_74" text:visited-style-name="ListLabel_20_74"><text:span text:style-name="T7">://benjamintoll.com</text:span></text:a></text:p>
      <text:p text:style-name="P13"><text:a xlink:type="simple" xlink:href="https://github.com/btoll" text:style-name="Internet_20_link" text:visited-style-name="Visited_20_Internet_20_Link"><text:span text:style-name="T7">https://github.com/btoll</text:span></text:a></text:p>
      <text:p text:style-name="P10"/>
      <text:p text:style-name="P33">SUMMARY</text:p>
      <text:p text:style-name="P27"/>
      <text:p text:style-name="P29">I am a lifelong learner who is not afraid to dig in and understand the foundational technology underpinning a tool, an operating system or a packet-switched network.</text:p>
      <text:p text:style-name="Standard"/>
      <text:p text:style-name="Standard">I follow my interests, which have been wide-ranging: I started in hardware and computer repair, spent more than a decade in software development and have worked in the nebulous world of "DevOps" for the past several years.  I've always used Linux and am passionate about continuing to deepen my understanding of it.</text:p>
      <text:p text:style-name="Standard"/>
      <text:p text:style-name="Standard">I am comfortable programming in languages like Go, Python, JavaScript, et al. and am able to quickly learn and become productive in new languages.  I have experience programming both the frontend and backend of web applications, as well as libraries and CLI tools.  Bash shell scripting is not a problem.</text:p>
      <text:p text:style-name="Standard"/>
      <text:p text:style-name="Standard">I have experience designing and building CI/CD pipelines using a variety of tools.</text:p>
      <text:p text:style-name="Standard"/>
      <text:p text:style-name="Standard">My current interests are containerization and virtualization and their security implications.</text:p>
      <text:p text:style-name="Standard"/>
      <text:p text:style-name="Standard">In my free time I play guitar and ride my tractor around my farm.</text:p>
      <text:p text:style-name="P41"/>
      <text:p text:style-name="P30"/>
      <text:p text:style-name="P34">LANGUAGES</text:p>
      <text:p text:style-name="P31"/>
      <text:p text:style-name="P36"><text:span text:style-name="T25">Go, </text:span><text:span text:style-name="T19">Python, </text:span><text:span text:style-name="T25">C, </text:span><text:span text:style-name="T20">Bash </text:span><text:span text:style-name="T21">shell scripting</text:span><text:span text:style-name="T22">, </text:span><text:span text:style-name="T24">Ruby, JavaScript,</text:span><text:span text:style-name="T19"> </text:span><text:span text:style-name="T23">PHP, </text:span><text:span text:style-name="T19">Elm, Groovy</text:span></text:p>
      <text:p text:style-name="P11"/>
      <text:p text:style-name="P12"/>
      <text:p text:style-name="P6">Experience</text:p>
      <text:p text:style-name="P24"><text:span text:style-name="T10">Taos/IBM, </text:span><text:span text:style-name="T12">Senior </text:span><text:span text:style-name="T11">DevOps </text:span><text:span text:style-name="T10">Engineer<text:tab/><text:tab/></text:span><text:span text:style-name="T9"><text:tab/>Princeton, MA</text:span></text:p>
      <text:p text:style-name="P25"><text:span text:style-name="T41">J</text:span><text:span text:style-name="T42">une</text:span><text:span text:style-name="T41"> 20</text:span><text:span text:style-name="T42">21</text:span><text:span text:style-name="T41"> – Present</text:span></text:p>
      <text:p text:style-name="P37"><text:span text:style-name="T43">Work</text:span><text:span text:style-name="T45">ing</text:span><text:span text:style-name="T43"> with several clients </text:span><text:span text:style-name="T44">including GitHub, PagerDuty, etc.</text:span></text:p>
      <text:p text:style-name="P38"/>
      <text:p text:style-name="P40">Focused on:</text:p>
      <text:p text:style-name="P40"/>
      <text:p text:style-name="P40">- <text:span text:style-name="T46">D</text:span><text:span text:style-name="T47">evelop</text:span>ing and maintaining<text:span text:style-name="T47"> tooling.</text:span></text:p>
      <text:p text:style-name="P40">- Container security.</text:p>
      <text:p text:style-name="P39"><text:soft-page-break/></text:p>
      <text:p text:style-name="P39">Use Go, Python and Ruby everyday.</text:p>
      <text:p text:style-name="P32"/>
      <text:p text:style-name="P32"/>
      <text:p text:style-name="P22">Consultant, <text:span text:style-name="T37">Software Engineer and DevOps</text:span><text:tab/>Princeton, MA</text:p>
      <text:p text:style-name="P20">January 201<text:span text:style-name="T15">6</text:span> – Present</text:p>
      <text:p text:style-name="P35"><text:span text:style-name="T26">Work with several clients to develop full-stack applications written in JavaScript/React, Elm and Go with infrastructure in AWS and GCP. <text:s/>In addition, </text:span><text:span text:style-name="T27">maintained Linux systems on-premise.</text:span></text:p>
      <text:p text:style-name="P28"/>
      <text:p text:style-name="P42"><text:span text:style-name="T29">Deliver push button solutions that </text:span><text:span text:style-name="T30">save clients countless hours every week.</text:span></text:p>
      <text:list xml:id="list1173276748" text:style-name="WWNum4">
        <text:list-item>
          <text:list>
            <text:list-item>
              <text:list>
                <text:list-item>
                  <text:list>
                    <text:list-item>
                      <text:list>
                        <text:list-item>
                          <text:list>
                            <text:list-item>
                              <text:list>
                                <text:list-item>
                                  <text:list>
                                    <text:list-header>
                                      <text:p text:style-name="P44"/>
                                    </text:list-header>
                                  </text:list>
                                </text:list-item>
                              </text:list>
                            </text:list-item>
                          </text:list>
                        </text:list-item>
                      </text:list>
                    </text:list-item>
                  </text:list>
                </text:list-item>
              </text:list>
            </text:list-item>
          </text:list>
        </text:list-item>
      </text:list>
      <text:p text:style-name="P23"><text:span text:style-name="T17">Algorand, </text:span><text:span text:style-name="T48">Senior </text:span><text:span text:style-name="T17">DevOps Engineer</text:span><text:tab/><text:span text:style-name="T16">Boston</text:span>, MA</text:p>
      <text:p text:style-name="P21"><text:span text:style-name="T38">November 2019</text:span> – <text:span text:style-name="T16">February 2021</text:span></text:p>
      <text:p text:style-name="P26">Responsible for package builds as well as maintaining in-house tools and<text:span text:style-name="T18"> Kubernetes build cluster</text:span></text:p>
      <text:p text:style-name="P26"><text:span text:style-name="T51">- Built a fully-automated package build pipeline running in Jenkins in a Kubernetes cluster. Includes creation of deb and rpm packages, testing, signing and deploying to hosted mirrors. </text:span><text:span text:style-name="T40">This saved engineers and product managers countless hours every time there was a deployment and allowed them to concentrate on other tasks.</text:span></text:p>
      <text:p text:style-name="P26"><text:span text:style-name="T51">- Maintain</text:span><text:span text:style-name="T49">ed</text:span><text:span text:style-name="T51"> and improve</text:span><text:span text:style-name="T49">d</text:span><text:span text:style-name="T51"> in-house task runner written in Python. <text:s/>Added plugin support and other enhancements which further helped to automate and streamline build pipeline.</text:span></text:p>
      <text:p text:style-name="P26"><text:span text:style-name="T52">- Wr</text:span><text:span text:style-name="T49">o</text:span><text:span text:style-name="T52">te tests and documentation</text:span></text:p>
      <text:list xml:id="list213115040443021" text:continue-numbering="true" text:style-name="WWNum4">
        <text:list-header>
          <text:p text:style-name="P45"/>
        </text:list-header>
      </text:list>
      <text:p text:style-name="P16">Sencha Inc, <text:span text:style-name="T39">Frameworks Engineer</text:span><text:tab/><text:tab/>Redwood City, CA</text:p>
      <text:p text:style-name="P15">May 2013 - December 2015</text:p>
      <text:p text:style-name="P7">Worked on the Ext framework as part of a remote team. <text:s/>My primary role was that of enhanced engineering.</text:p>
      <text:list xml:id="list1844088502" text:style-name="WWNum3">
        <text:list-header>
          <text:p text:style-name="P47"><text:span text:style-name="T13">- F</text:span><text:span text:style-name="T6">ixed bugs that </text:span><text:span text:style-name="T13">had been escalated</text:span><text:span text:style-name="T6"> by the Support team and/or by customer request.</text:span></text:p>
          <text:p text:style-name="P51">- Patches (and tests) would then be merged into core.</text:p>
          <text:p text:style-name="P47"><text:span text:style-name="T13">- As</text:span><text:span text:style-name="T6"> the last stop in the escalation chain, </text:span><text:span text:style-name="T13">w</text:span><text:span text:style-name="T6">orked on bugs that </text:span><text:span text:style-name="T13">were</text:span><text:span text:style-name="T6"> very difficult and esoteric.</text:span></text:p>
          <text:p text:style-name="P51">- Selected by manager to maintain viability of older product releases.</text:p>
          <text:p text:style-name="P51">- One of the top framework contributors in the history of the company.</text:p>
        </text:list-header>
      </text:list>
      <text:p text:style-name="P8"><text:span text:style-name="T6">In addition, </text:span><text:span text:style-name="T13">w</text:span><text:span text:style-name="T6">orked on new framework features and other projects within the company.</text:span></text:p>
      <text:list xml:id="list603530564" text:style-name="WWNum6">
        <text:list-header>
          <text:p text:style-name="P48"><text:span text:style-name="T13">- P</text:span><text:span text:style-name="T6">rimary developer on the improved gridfilters API that shipped starting with Sencha 5.</text:span></text:p>
          <text:p text:style-name="P48"><text:span text:style-name="T13">- R</text:span><text:span text:style-name="T6">esurrected the Sencha Fiddle project with my manager and developed several iterations of a working prototype before handing it off to its current maintainer.</text:span></text:p>
        </text:list-header>
      </text:list>
      <text:p text:style-name="P7">Volunteered personal time to assist and mentor.</text:p>
      <text:p text:style-name="P3"/>
      <text:p text:style-name="P1"><text:span text:style-name="T2">Sencha Inc, </text:span><text:span text:style-name="T3">Senior Support Engineer</text:span><text:span text:style-name="T9"><text:tab/><text:tab/></text:span><text:span text:style-name="T2">Redwoo</text:span><text:span text:style-name="T9">d City, CA</text:span></text:p>
      <text:p text:style-name="P5"><text:soft-page-break/>June 2011 - April 2013</text:p>
      <text:p text:style-name="P8"><text:span text:style-name="T13">H</text:span><text:span text:style-name="T6">ired when the department was first created and was the second support engineer added to the team. <text:s/>This was a</text:span><text:span text:style-name="T13">n engineering job and within the purview of the engineering department. <text:s/>All solutions were provided in code and patches to the framework were encouraged.</text:span></text:p>
      <text:list xml:id="list2501486072" text:style-name="WWNum1">
        <text:list-header>
          <text:p text:style-name="P49"><text:span text:style-name="T13">- P</text:span><text:span text:style-name="T6">rocess support tickets generated by customers. This meant everything from answering general questions about the framework and web development to (more usually) providing patches to fix a specific problem.</text:span></text:p>
          <text:p text:style-name="P49"><text:span text:style-name="T13">- A</text:span><text:span text:style-name="T6">s a senior member of the team</text:span><text:span text:style-name="T13"> was</text:span><text:span text:style-name="T6"> one of three team members that would be assigned the difficult escalated tickets to resolve.</text:span></text:p>
          <text:p text:style-name="P52">- Promoted to the Ext frameworks team.</text:p>
        </text:list-header>
      </text:list>
      <text:p text:style-name="P19"><text:span text:style-name="T13">In addition, did a lot of work that was not part of my role or expected of me as a support engineer to help the team and the company. <text:s/>Examples include writing and maintaining tools that were used not only by the team but across the company.</text:span><text:span text:style-name="T14"> <text:s/></text:span><text:span text:style-name="T13">These included git extensions and bash tools.</text:span></text:p>
      <text:p text:style-name="P18">Volunteered personal time to assist and mentor.</text:p>
      <text:p text:style-name="P14"/>
      <text:p text:style-name="P1"><text:span text:style-name="T2">Yahoo!, </text:span><text:span text:style-name="T4">Technical Yahoo</text:span><text:span text:style-name="T9"><text:tab/><text:tab/>Sunnyvale, CA</text:span></text:p>
      <text:p text:style-name="P4">November 2009 - May 2011</text:p>
      <text:p text:style-name="P8"><text:span text:style-name="T13">W</text:span><text:span text:style-name="T6">orked on the Connected TV team. <text:s/>JavaScript running on TVs.</text:span></text:p>
      <text:list xml:id="list530889194" text:style-name="WWNum5">
        <text:list-header>
          <text:p text:style-name="P50"><text:span text:style-name="T13">- D</text:span><text:span text:style-name="T6">eveloped new applications to run on networked TVs.</text:span></text:p>
          <text:p text:style-name="P50"><text:span text:style-name="T13">- Contributed to </text:span><text:span text:style-name="T6">the KONtx framework.</text:span></text:p>
          <text:p text:style-name="P50"><text:span text:style-name="T13">- P</text:span><text:span text:style-name="T6">rincipal maintainer of several high profile applications (eBay, NFL, Y! TV).</text:span></text:p>
          <text:p text:style-name="P53">- Very active in <text:span text:style-name="T53">user </text:span>forums <text:span text:style-name="T53">answering questions and providing solutions in code</text:span>.</text:p>
        </text:list-header>
      </text:list>
      <text:p text:style-name="P8"><text:span text:style-name="T6">Because there were no GUI devtools like that in the browser to help debug a program, became very good at thinking through problems and all iterations of them to try and anticipate bugs, which has helped </text:span><text:span text:style-name="T13">tremendously</text:span><text:span text:style-name="T6"> in every role since.</text:span></text:p>
      <text:p text:style-name="P2"/>
      <text:p text:style-name="P16">GoDaddy, <text:span text:style-name="T39">Web Developer</text:span><text:tab/><text:tab/>Phoenix, AZ</text:p>
      <text:p text:style-name="P15">January 2009 - November 2009</text:p>
      <text:p text:style-name="P18">Worked on the ecommerce team as the sole frontend developer.</text:p>
      <text:p text:style-name="P14"/>
      <text:p text:style-name="P17">Education</text:p>
      <text:p text:style-name="P13"><text:span text:style-name="T5">University of New Mexico</text:span><text:span text:style-name="T13">, </text:span><text:span text:style-name="T5">BA, History, 1996 - 1999</text:span></text:p>
      <text:list xml:id="list760389185" text:style-name="WWNum8">
        <text:list-header>
          <text:p text:style-name="P54">- 3.9<text:span text:style-name="T50">2</text:span> / 4.00</text:p>
          <text:p text:style-name="P46">- summa cum laude</text:p>
          <text:p text:style-name="P55">- Phi Beta Kappa</text:p>
          <text:p text:style-name="P54">- Phi Alpha Theta</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Serif" svg:font-family="Liberation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Serif1" svg:font-family="Liberation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2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2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variant="normal" fo:text-transform="none" fo:color="#1155cc" style:text-line-through-style="none" style:text-line-through-type="none" style:text-position="0% 100%" style:font-name="Times New Roman" fo:font-family="'Times New Roman'" style:font-family-generic="roman" style:font-pitch="variable" fo:font-size="12pt" fo:font-style="normal"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text:list-tab-stop-position="0.5in"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text:list-tab-stop-position="0.5in"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text:list-tab-stop-position="0.5in"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text:list-tab-stop-position="0.5in"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text:list-tab-stop-position="0.5in"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text:list-tab-stop-position="0.5in"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text:list-tab-stop-position="0.5in"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text:list-tab-stop-position="0.5in"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8-24T21:31:13.884038599</dc:date>
    <meta:editing-duration>PT12H32M13S</meta:editing-duration>
    <meta:editing-cycles>103</meta:editing-cycles>
    <meta:generator>LibreOffice/6.4.7.2$Linux_X86_64 LibreOffice_project/40$Build-2</meta:generator>
    <meta:document-statistic meta:table-count="0" meta:image-count="0" meta:object-count="0" meta:page-count="3" meta:paragraph-count="70" meta:word-count="872" meta:character-count="5319" meta:non-whitespace-character-count="4515"/>
  </office:meta>
</office:document-meta>
</file>